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ENDOZA CERNA, JORGE CONSTANTIN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Y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NDOZA CERNA, JORGE CONSTANTIN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5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8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7339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16:1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